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Akrotiri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rmenia 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osnia and Herzegovn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ouvet Island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roatia 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yprus 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Denmark 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Dhkel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Estonia 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eorgia 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celand 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taly 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Jan Maye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Russia 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an Marino 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pain 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valbard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ajiksta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United Kingdom 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Vatican City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Ashmore and Cartier Islands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Burma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Clipperton Island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Cocos (Keeling) Islands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Coral Sea Islands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<text:s/>Indonesia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Micronesia, Federated States of 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North Korea 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Papau New Guinea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Pitcairn Islands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Sri Lanka 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Timore-Leste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Tonga 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Asia and Pacific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Asia and Pacif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09:55:25.707116500</meta:creation-date>
    <dc:date>2025-07-17T10:11:28.554859225</dc:date>
    <meta:editing-duration>PT4M2S</meta:editing-duration>
    <meta:editing-cycles>1</meta:editing-cycles>
    <meta:document-statistic meta:table-count="1" meta:cell-count="244" meta:object-count="0"/>
    <meta:generator>LibreOffice/7.3.7.2$Linux_X86_64 LibreOffice_project/30$Build-2</meta:generator>
  </office:meta>
</office:document-meta>
</file>